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94418" officeooo:paragraph-rsid="00194418"/>
    </style:style>
    <style:style style:name="P2" style:family="paragraph" style:parent-style-name="Standard">
      <style:text-properties style:font-name="Ubuntu" officeooo:rsid="00194418" officeooo:paragraph-rsid="001df8b4"/>
    </style:style>
    <style:style style:name="P3" style:family="paragraph" style:parent-style-name="Standard">
      <style:text-properties style:font-name="Ubuntu" fo:font-weight="normal" officeooo:rsid="001cb251" officeooo:paragraph-rsid="001df8b4" style:font-weight-asian="normal" style:font-weight-complex="normal"/>
    </style:style>
    <style:style style:name="P4" style:family="paragraph" style:parent-style-name="Standard">
      <style:text-properties style:font-name="Ubuntu" officeooo:rsid="001df8b4" officeooo:paragraph-rsid="001df8b4"/>
    </style:style>
    <style:style style:name="P5" style:family="paragraph" style:parent-style-name="Standard">
      <style:text-properties style:font-name="Ubuntu" fo:font-style="normal" fo:font-weight="bold" officeooo:rsid="001ad4b1" officeooo:paragraph-rsid="001df8b4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Ubuntu" fo:font-weight="bold" officeooo:rsid="001cb251" officeooo:paragraph-rsid="001df8b4" style:font-weight-asian="bold" style:font-weight-complex="bold"/>
    </style:style>
    <style:style style:name="P7" style:family="paragraph" style:parent-style-name="Standard">
      <style:text-properties style:font-name="Ubuntu" officeooo:rsid="001e487b" officeooo:paragraph-rsid="001e487b"/>
    </style:style>
    <style:style style:name="P8" style:family="paragraph" style:parent-style-name="Standard">
      <style:text-properties style:font-name="Ubuntu" fo:font-weight="normal" officeooo:rsid="001df8b4" officeooo:paragraph-rsid="001df8b4" style:font-weight-asian="normal" style:font-weight-complex="normal"/>
    </style:style>
    <style:style style:name="P9" style:family="paragraph" style:parent-style-name="Standard">
      <style:text-properties style:font-name="Ubuntu" officeooo:rsid="00194418" officeooo:paragraph-rsid="001df8b4"/>
    </style:style>
    <style:style style:name="P10" style:family="paragraph" style:parent-style-name="Standard">
      <style:text-properties style:font-name="Ubuntu" officeooo:rsid="001f6bed" officeooo:paragraph-rsid="001f6bed"/>
    </style:style>
    <style:style style:name="P11" style:family="paragraph" style:parent-style-name="Standard">
      <style:text-properties style:font-name="Ubuntu" officeooo:rsid="001df8b4" officeooo:paragraph-rsid="001df8b4"/>
    </style:style>
    <style:style style:name="T1" style:family="text">
      <style:text-properties officeooo:rsid="001df8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u tema ainda não está totalmente definido porém tenho algum tipo de assunto e uma ideia a ser construída, sendo o assunto que irei seguir a de inteligência artificial e tenho como principal foco a lógica fuzzy.</text:p>
      <text:p text:style-name="P1"/>
      <text:p text:style-name="P5">Contextualização problemática</text:p>
      <text:p text:style-name="P6"/>
      <text:p text:style-name="P3"><text:span text:style-name="T1">A i</text:span>nteligência Artificial (IA) <text:span text:style-name="T1">não é algo novo não é algo recente</text:span>, sua história inicia nos <text:span text:style-name="T1">anos de </text:span><text:s/>40, <text:span text:style-name="T1">onde suas pesquisa começam a ser desenvolver em novas funcionalidades para o computador.</text:span></text:p>
      <text:p text:style-name="P3"/>
      <text:p text:style-name="P3"><text:span text:style-name="T1"><text:s/>Com o inicio da Segunda Guerra mundial tiveram necessidade do avanço tecnológico </text:span>o dinheiro de pesquisa está à disposição dos cientista que estão pensando em construir mecanismos para a morte em massa, <text:span text:style-name="T1">ai que entra a inteligência artificial ela ganha mais valor por causa da indústria bélica e se torna instrumento para criação de estratégicas/simulações de guerra, para os cálculos das bombas atômicos.</text:span></text:p>
      <text:p text:style-name="P3"/>
      <text:p text:style-name="P8">Com o passar do tempo além da criação de estratégia surge <text:s/>mais uma nova forma de estudo em IA, <text:s/>que estuda os conceitos para imitar a redes neurais humanas então a inteligência artificial <text:s/>foi <text:s/>sendo distinguidas em duas linhas de pesquisa: uma biológica, voltada em torno do funcionamento do cérebro e dos neurônios; e outra, fruto do estudo da cognição, do raciocínio.</text:p>
      <text:p text:style-name="P2"/>
      <text:p text:style-name="P1">Bom, a IA ou inteligência Artificial é basicamente</text:p>
      <text:p text:style-name="P1"/>
      <text:p text:style-name="P1">“Fazer com que computadores pensem como humanos ou melhor, que sejam tão inteligentes quanto.”</text:p>
      <text:p text:style-name="P1"/>
      <text:p text:style-name="P1">Ou seja, desenvolver máquinas que façam habilidades humanas e que talvez até substitua-os em algumas atividades.</text:p>
      <text:p text:style-name="P2"/>
      <text:p text:style-name="P7">Aristóteles o fundador da ciência da lógica, estabelece quando diz “todo ser vivo é mortal”, <text:s text:c="2"/>assim caso dissermos <text:s/>“José é um ser vivo” temos como conclusão que José então é mortal.</text:p>
      <text:p text:style-name="P1"/>
      <text:p text:style-name="P2">O que fazer quando um processo de decisão inerentemente humano deve ser automatizado?</text:p>
      <text:p text:style-name="P2"/>
      <text:p text:style-name="P10">tem sido binária, isto é, uma declaração é falsa ou</text:p>
      <text:p text:style-name="P10">verdadeira, não podendo ser ao mesmo tempo parcialmente verdadeira e parcialmente falsa. Esta</text:p>
      <text:p text:style-name="P10">suposição e a lei da não contradição cobrem todas as possibilidades, formam a base do Pensamento</text:p>
      <text:p text:style-name="P10">Lógico Ocidental.</text:p>
      <text:p text:style-name="P2"/>
      <text:p text:style-name="P10">Lógica Fuzzy consiste em aproximar a decisão computacional da decisão humana, tornando as</text:p>
      <text:p text:style-name="P10">máquinas mais capacitadas a seu trabalho. Isto é feito de forma que a decisão de uma máquina não</text:p>
      <text:p text:style-name="P10">se resuma apenas a um "sim" ou um "não", mas também tenha decisões "abstratas", do tipo "um</text:p>
      <text:p text:style-name="P10">pouco mais", "talvez sim", e outras tantas variáveis que representem as decisões humanas.</text:p>
      <text:p text:style-name="P4"><text:soft-page-break/>fuzzy</text:p>
      <text:p text:style-name="P2"><text:s/>Como modelar e implementar uma aplicação de forma que ela responda a estímulos de natureza imprecisa? </text:p>
      <text:p text:style-name="P4">fuzzy</text:p>
      <text:p text:style-name="P2">Que ferramentas e técnicas podemos utilizar para simular computacionalmente o comportamento de um motorista de carro, ou mesmo de um operador de bolsa de valores?</text:p>
      <text:p text:style-name="P4">Fuzzy</text:p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35:06.121143915</meta:creation-date>
    <dc:date>2016-04-19T23:55:31.550459342</dc:date>
    <meta:editing-duration>PT12H8M22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2" meta:paragraph-count="23" meta:word-count="424" meta:character-count="2634" meta:non-whitespace-character-count="2222"/>
  </office:meta>
</office:document-meta>
</file>